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Brush Script MT" fo:color="#FF0000" fo:font-size="14pt" style:font-size-asian="14pt" style:font-size-complex="14pt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Brush Script MT" svg:font-family="Brush Script MT" style:font-family-generic="script" style:font-pitch="variable" svg:panose-1="3 6 8 2 4 4 6 7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meta:initial-creator>Rod Smith</meta:initial-creator>
    <dc:creator>Microsoft Office User</dc:creator>
    <meta:creation-date>2012-03-09T16:15:00Z</meta:creation-date>
    <dc:date>2018-04-05T23:44:00Z</dc:date>
    <meta:template xlink:href="Default.ott" xlink:type="simple"/>
    <meta:editing-cycles>4</meta:editing-cycles>
    <meta:editing-duration>PT240S</meta:editing-duration>
    <meta:document-statistic meta:page-count="1" meta:paragraph-count="0" meta:word-count="0" meta:character-count="0" meta:row-count="0" meta:non-whitespace-character-count="0"/>
  </office:meta>
</office:document-meta>
</file>